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ay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20, 1891</text:p>
      <text:p text:style-name="P5">Month<text:tab/><text:tab/><text:tab/><text:tab/><text:tab/><text:tab/>June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3">Form 116./</text:p>
      <text:p text:style-name="P3">Western Union Telegraph Co./</text:p>
      <text:p text:style-name="P3">Pay no Charges to Messenger unless written in Ink in Delivery Book./</text:p>
      <text:p text:style-name="P3">No. 11/</text:p>
      <text:p text:style-name="P3"><text:tab/>Rev. Dr. Maras[sic!]/</text:p>
      <text:p text:style-name="P3"><text:tab/>546 No 5/</text:p>
      <text:p text:style-name="P3">Charges Pa/</text:p>
      <text:p text:style-name="P3"/>
      <text:p text:style-name="P3">[Page 1]</text:p>
      <text:p text:style-name="P3">Form No. 1./</text:p>
      <text:p text:style-name="P2">THE WESTERN UNION TELEGRAPH COMPANY./</text:p>
      <text:p text:style-name="P3">This Company TRANSMITS and DELIVERS messages only on conditions limiting its liability, which have been assented to by the sender of the following message/ Errors can be guarded against only by <text:soft-page-break/>repeating a message back to the sending station for comparison, and the Company will not hold itself liable for errors or delays/ in transmission or deliver of Unrepeated messages, beyond the amount of tolls paid thereon, nor in any case where the claim is not presented in writing within sixty days/ after the message is filed with the Company for transmission./</text:p>
      <text:p text:style-name="P3"><text:tab/>This is an UNREPEATED MESSAGE, and is delivered by request of the sender, under the conditions named above./</text:p>
      <text:p text:style-name="P3">THOS. T. ECKERT, General Manager.<text:tab/><text:tab/><text:tab/><text:tab/>NORVIN GREEN, President./</text:p>
      <text:p text:style-name="P3">NUMBER<text:tab/>SENT BY<text:tab/>REC'D BY<text:tab/><text:tab/><text:tab/>CHECK/</text:p>
      <text:p text:style-name="P3">11<text:tab/><text:tab/>Cu<text:tab/><text:tab/>A<text:tab/><text:tab/><text:tab/>20 Paid<text:tab/><text:tab/><text:tab/>10.30 A.M./</text:p>
      <text:p text:style-name="P3">RECEIVED at 834 N. 3rd ST.<text:tab/>6[/ inserted by author]20 1891/</text:p>
      <text:p text:style-name="P3">Dated New York 26/</text:p>
      <text:p text:style-name="P3">To Rev Dr Maras[sic!]/</text:p>
      <text:p text:style-name="P3"><text:tab/>546 N 5 St/</text:p>
      <text:p text:style-name="P3">Jijascher coach you acted straight forward/ and hoping you do the remaining/ past also god bless such rabbis &amp;/ characters/ Layma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5:16:00.78</meta:creation-date>
    <dc:date>2011-11-23T15:23:32.78</dc:date>
    <dc:creator>Penn Libraries</dc:creator>
    <meta:editing-duration>PT00H07M3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1" meta:word-count="379" meta:character-count="2506"/>
  </office:meta>
</office:document-meta>
</file>